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2c9" officeooo:paragraph-rsid="0015a2c9"/>
    </style:style>
    <style:style style:name="P2" style:family="paragraph" style:parent-style-name="Standard">
      <style:text-properties fo:font-style="italic" officeooo:rsid="0015a2c9" officeooo:paragraph-rsid="00a9dce7" style:font-style-asian="italic" style:font-style-complex="italic"/>
    </style:style>
    <style:style style:name="P3" style:family="paragraph" style:parent-style-name="Standard">
      <style:text-properties officeooo:rsid="00ac35cd" officeooo:paragraph-rsid="00ac35cd"/>
    </style:style>
    <style:style style:name="P4" style:family="paragraph" style:parent-style-name="Standard">
      <style:text-properties style:font-name="Georgia" fo:font-style="normal" officeooo:rsid="0076a244" officeooo:paragraph-rsid="001931fc" style:font-style-asian="normal" style:font-style-complex="normal"/>
    </style:style>
    <style:style style:name="P5" style:family="paragraph" style:parent-style-name="Standard">
      <style:text-properties style:font-name="Georgia" fo:font-style="normal" officeooo:rsid="00ae24a9" officeooo:paragraph-rsid="00ac35cd" style:font-style-asian="normal" style:font-style-complex="normal"/>
    </style:style>
    <style:style style:name="P6" style:family="paragraph" style:parent-style-name="Standard">
      <style:text-properties style:font-name="Georgia" fo:font-style="normal" officeooo:rsid="00bc429f" officeooo:paragraph-rsid="00b19575" style:font-style-asian="normal" style:font-style-complex="normal"/>
    </style:style>
    <style:style style:name="P7" style:family="paragraph" style:parent-style-name="Standard">
      <style:text-properties style:font-name="Georgia" fo:font-style="normal" officeooo:rsid="00c1d667" officeooo:paragraph-rsid="00be54db" style:font-style-asian="normal" style:font-style-complex="normal"/>
    </style:style>
    <style:style style:name="P8" style:family="paragraph" style:parent-style-name="Standard">
      <style:text-properties officeooo:paragraph-rsid="00c54436"/>
    </style:style>
    <style:style style:name="P9" style:family="paragraph" style:parent-style-name="Standard">
      <style:text-properties officeooo:rsid="00c54436" officeooo:paragraph-rsid="00d9e7b6"/>
    </style:style>
    <style:style style:name="P10" style:family="paragraph" style:parent-style-name="Standard">
      <style:text-properties officeooo:rsid="00caf61a" officeooo:paragraph-rsid="00caf61a"/>
    </style:style>
    <style:style style:name="P11" style:family="paragraph" style:parent-style-name="Standard">
      <style:text-properties officeooo:paragraph-rsid="00d4438a"/>
    </style:style>
    <style:style style:name="P12" style:family="paragraph" style:parent-style-name="Standard">
      <style:text-properties style:font-name="Georgia" fo:font-style="normal" officeooo:rsid="00cadb14" officeooo:paragraph-rsid="00c88d8b" style:font-style-asian="normal" style:font-style-complex="normal"/>
    </style:style>
    <style:style style:name="P13" style:family="paragraph" style:parent-style-name="Standard">
      <style:text-properties style:font-name="Georgia" fo:font-style="normal" officeooo:rsid="00d15396" officeooo:paragraph-rsid="00caf61a" style:font-style-asian="normal" style:font-style-complex="normal"/>
    </style:style>
    <style:style style:name="P14" style:family="paragraph" style:parent-style-name="Standard">
      <style:text-properties officeooo:rsid="00c27177" officeooo:paragraph-rsid="00c27177"/>
    </style:style>
    <style:style style:name="P15" style:family="paragraph" style:parent-style-name="Standard">
      <style:text-properties officeooo:rsid="00e59215" officeooo:paragraph-rsid="00e59215"/>
    </style:style>
    <style:style style:name="T1" style:family="text">
      <style:text-properties style:font-name="Georgia" officeooo:rsid="0077cd36"/>
    </style:style>
    <style:style style:name="T2" style:family="text">
      <style:text-properties style:font-name="Georgia" officeooo:rsid="0078cca7"/>
    </style:style>
    <style:style style:name="T3" style:family="text">
      <style:text-properties style:font-name="Georgia" officeooo:rsid="0087d448"/>
    </style:style>
    <style:style style:name="T4" style:family="text">
      <style:text-properties style:font-name="Georgia" officeooo:rsid="0094e167"/>
    </style:style>
    <style:style style:name="T5" style:family="text">
      <style:text-properties style:font-name="Georgia" fo:font-style="italic" officeooo:rsid="00b19575" style:font-style-asian="italic" style:font-style-complex="italic"/>
    </style:style>
    <style:style style:name="T6" style:family="text">
      <style:text-properties style:font-name="Georgia" fo:font-style="italic" officeooo:rsid="00b8ebfd" style:font-style-asian="italic" style:font-style-complex="italic"/>
    </style:style>
    <style:style style:name="T7" style:family="text">
      <style:text-properties style:font-name="Georgia" fo:font-style="italic" officeooo:rsid="00bab156" style:font-style-asian="italic" style:font-style-complex="italic"/>
    </style:style>
    <style:style style:name="T8" style:family="text">
      <style:text-properties style:font-name="Georgia" fo:font-style="italic" officeooo:rsid="00d15396" style:font-style-asian="italic" style:font-style-complex="italic"/>
    </style:style>
    <style:style style:name="T9" style:family="text">
      <style:text-properties style:font-name="Georgia" fo:font-style="italic" officeooo:rsid="00d628ec" style:font-style-asian="italic" style:font-style-complex="italic"/>
    </style:style>
    <style:style style:name="T10" style:family="text">
      <style:text-properties style:font-name="Georgia" fo:font-style="italic" officeooo:rsid="00d7ac77" style:font-style-asian="italic" style:font-style-complex="italic"/>
    </style:style>
    <style:style style:name="T11" style:family="text">
      <style:text-properties style:font-name="Georgia" fo:font-style="normal" style:font-style-asian="normal" style:font-style-complex="normal"/>
    </style:style>
    <style:style style:name="T12" style:family="text">
      <style:text-properties style:font-name="Georgia" fo:font-style="normal" officeooo:rsid="0076a244" style:font-style-asian="normal" style:font-style-complex="normal"/>
    </style:style>
    <style:style style:name="T13" style:family="text">
      <style:text-properties style:font-name="Georgia" fo:font-style="normal" officeooo:rsid="00acf808" style:font-style-asian="normal" style:font-style-complex="normal"/>
    </style:style>
    <style:style style:name="T14" style:family="text">
      <style:text-properties style:font-name="Georgia" fo:font-style="normal" officeooo:rsid="00ae24a9" style:font-style-asian="normal" style:font-style-complex="normal"/>
    </style:style>
    <style:style style:name="T15" style:family="text">
      <style:text-properties style:font-name="Georgia" fo:font-style="normal" officeooo:rsid="00b19575" style:font-style-asian="normal" style:font-style-complex="normal"/>
    </style:style>
    <style:style style:name="T16" style:family="text">
      <style:text-properties style:font-name="Georgia" fo:font-style="normal" officeooo:rsid="00b3458c" style:font-style-asian="normal" style:font-style-complex="normal"/>
    </style:style>
    <style:style style:name="T17" style:family="text">
      <style:text-properties style:font-name="Georgia" fo:font-style="normal" officeooo:rsid="00b35b8b" style:font-style-asian="normal" style:font-style-complex="normal"/>
    </style:style>
    <style:style style:name="T18" style:family="text">
      <style:text-properties style:font-name="Georgia" fo:font-style="normal" officeooo:rsid="00b4f48c" style:font-style-asian="normal" style:font-style-complex="normal"/>
    </style:style>
    <style:style style:name="T19" style:family="text">
      <style:text-properties style:font-name="Georgia" fo:font-style="normal" officeooo:rsid="00b6bf0c" style:font-style-asian="normal" style:font-style-complex="normal"/>
    </style:style>
    <style:style style:name="T20" style:family="text">
      <style:text-properties style:font-name="Georgia" fo:font-style="normal" officeooo:rsid="00b8365c" style:font-style-asian="normal" style:font-style-complex="normal"/>
    </style:style>
    <style:style style:name="T21" style:family="text">
      <style:text-properties style:font-name="Georgia" fo:font-style="normal" officeooo:rsid="00b8ebfd" style:font-style-asian="normal" style:font-style-complex="normal"/>
    </style:style>
    <style:style style:name="T22" style:family="text">
      <style:text-properties style:font-name="Georgia" fo:font-style="normal" officeooo:rsid="00bab156" style:font-style-asian="normal" style:font-style-complex="normal"/>
    </style:style>
    <style:style style:name="T23" style:family="text">
      <style:text-properties style:font-name="Georgia" fo:font-style="normal" officeooo:rsid="00bc0a00" style:font-style-asian="normal" style:font-style-complex="normal"/>
    </style:style>
    <style:style style:name="T24" style:family="text">
      <style:text-properties style:font-name="Georgia" fo:font-style="normal" officeooo:rsid="00bc429f" style:font-style-asian="normal" style:font-style-complex="normal"/>
    </style:style>
    <style:style style:name="T25" style:family="text">
      <style:text-properties style:font-name="Georgia" fo:font-style="normal" officeooo:rsid="00bf8d01" style:font-style-asian="normal" style:font-style-complex="normal"/>
    </style:style>
    <style:style style:name="T26" style:family="text">
      <style:text-properties style:font-name="Georgia" fo:font-style="normal" officeooo:rsid="00be54db" style:font-style-asian="normal" style:font-style-complex="normal"/>
    </style:style>
    <style:style style:name="T27" style:family="text">
      <style:text-properties style:font-name="Georgia" fo:font-style="normal" officeooo:rsid="00bfed36" style:font-style-asian="normal" style:font-style-complex="normal"/>
    </style:style>
    <style:style style:name="T28" style:family="text">
      <style:text-properties style:font-name="Georgia" fo:font-style="normal" officeooo:rsid="00c05085" style:font-style-asian="normal" style:font-style-complex="normal"/>
    </style:style>
    <style:style style:name="T29" style:family="text">
      <style:text-properties style:font-name="Georgia" fo:font-style="normal" officeooo:rsid="00c1b73f" style:font-style-asian="normal" style:font-style-complex="normal"/>
    </style:style>
    <style:style style:name="T30" style:family="text">
      <style:text-properties style:font-name="Georgia" fo:font-style="normal" officeooo:rsid="00c1d667" style:font-style-asian="normal" style:font-style-complex="normal"/>
    </style:style>
    <style:style style:name="T31" style:family="text">
      <style:text-properties style:font-name="Georgia" fo:font-style="normal" officeooo:rsid="00c3b716" style:font-style-asian="normal" style:font-style-complex="normal"/>
    </style:style>
    <style:style style:name="T32" style:family="text">
      <style:text-properties style:font-name="Georgia" fo:font-style="normal" officeooo:rsid="00c429ef" style:font-style-asian="normal" style:font-style-complex="normal"/>
    </style:style>
    <style:style style:name="T33" style:family="text">
      <style:text-properties style:font-name="Georgia" fo:font-style="normal" officeooo:rsid="00c49c43" style:font-style-asian="normal" style:font-style-complex="normal"/>
    </style:style>
    <style:style style:name="T34" style:family="text">
      <style:text-properties style:font-name="Georgia" fo:font-style="normal" officeooo:rsid="00c4bbfa" style:font-style-asian="normal" style:font-style-complex="normal"/>
    </style:style>
    <style:style style:name="T35" style:family="text">
      <style:text-properties style:font-name="Georgia" fo:font-style="normal" officeooo:rsid="00c55280" style:font-style-asian="normal" style:font-style-complex="normal"/>
    </style:style>
    <style:style style:name="T36" style:family="text">
      <style:text-properties style:font-name="Georgia" fo:font-style="normal" officeooo:rsid="00c58c6d" style:font-style-asian="normal" style:font-style-complex="normal"/>
    </style:style>
    <style:style style:name="T37" style:family="text">
      <style:text-properties style:font-name="Georgia" fo:font-style="normal" officeooo:rsid="00c5a4f9" style:font-style-asian="normal" style:font-style-complex="normal"/>
    </style:style>
    <style:style style:name="T38" style:family="text">
      <style:text-properties style:font-name="Georgia" fo:font-style="normal" officeooo:rsid="00c6d6aa" style:font-style-asian="normal" style:font-style-complex="normal"/>
    </style:style>
    <style:style style:name="T39" style:family="text">
      <style:text-properties style:font-name="Georgia" fo:font-style="normal" officeooo:rsid="00c88a4f" style:font-style-asian="normal" style:font-style-complex="normal"/>
    </style:style>
    <style:style style:name="T40" style:family="text">
      <style:text-properties style:font-name="Georgia" fo:font-style="normal" officeooo:rsid="00c8c329" style:font-style-asian="normal" style:font-style-complex="normal"/>
    </style:style>
    <style:style style:name="T41" style:family="text">
      <style:text-properties style:font-name="Georgia" fo:font-style="normal" officeooo:rsid="00c9a7fd" style:font-style-asian="normal" style:font-style-complex="normal"/>
    </style:style>
    <style:style style:name="T42" style:family="text">
      <style:text-properties style:font-name="Georgia" fo:font-style="normal" officeooo:rsid="00c9daa0" style:font-style-asian="normal" style:font-style-complex="normal"/>
    </style:style>
    <style:style style:name="T43" style:family="text">
      <style:text-properties style:font-name="Georgia" fo:font-style="normal" officeooo:rsid="00cadb14" style:font-style-asian="normal" style:font-style-complex="normal"/>
    </style:style>
    <style:style style:name="T44" style:family="text">
      <style:text-properties style:font-name="Georgia" fo:font-style="normal" officeooo:rsid="00cb78dd" style:font-style-asian="normal" style:font-style-complex="normal"/>
    </style:style>
    <style:style style:name="T45" style:family="text">
      <style:text-properties style:font-name="Georgia" fo:font-style="normal" officeooo:rsid="00ccdc96" style:font-style-asian="normal" style:font-style-complex="normal"/>
    </style:style>
    <style:style style:name="T46" style:family="text">
      <style:text-properties style:font-name="Georgia" fo:font-style="normal" officeooo:rsid="00ce28ce" style:font-style-asian="normal" style:font-style-complex="normal"/>
    </style:style>
    <style:style style:name="T47" style:family="text">
      <style:text-properties style:font-name="Georgia" fo:font-style="normal" officeooo:rsid="00cfa8c5" style:font-style-asian="normal" style:font-style-complex="normal"/>
    </style:style>
    <style:style style:name="T48" style:family="text">
      <style:text-properties style:font-name="Georgia" fo:font-style="normal" officeooo:rsid="00d09c1e" style:font-style-asian="normal" style:font-style-complex="normal"/>
    </style:style>
    <style:style style:name="T49" style:family="text">
      <style:text-properties style:font-name="Georgia" fo:font-style="normal" officeooo:rsid="00d15396" style:font-style-asian="normal" style:font-style-complex="normal"/>
    </style:style>
    <style:style style:name="T50" style:family="text">
      <style:text-properties style:font-name="Georgia" fo:font-style="normal" officeooo:rsid="00d628ec" style:font-style-asian="normal" style:font-style-complex="normal"/>
    </style:style>
    <style:style style:name="T51" style:family="text">
      <style:text-properties style:font-name="Georgia" fo:font-style="normal" officeooo:rsid="00d690ff" style:font-style-asian="normal" style:font-style-complex="normal"/>
    </style:style>
    <style:style style:name="T52" style:family="text">
      <style:text-properties style:font-name="Georgia" fo:font-style="normal" officeooo:rsid="00d7ac77" style:font-style-asian="normal" style:font-style-complex="normal"/>
    </style:style>
    <style:style style:name="T53" style:family="text">
      <style:text-properties style:font-name="Georgia" fo:font-style="normal" officeooo:rsid="00d874bc" style:font-style-asian="normal" style:font-style-complex="normal"/>
    </style:style>
    <style:style style:name="T54" style:family="text">
      <style:text-properties style:font-name="Georgia" fo:font-style="normal" officeooo:rsid="00d4438a" style:font-style-asian="normal" style:font-style-complex="normal"/>
    </style:style>
    <style:style style:name="T55" style:family="text">
      <style:text-properties style:font-name="Georgia" fo:font-style="normal" officeooo:rsid="00d9e7b6" style:font-style-asian="normal" style:font-style-complex="normal"/>
    </style:style>
    <style:style style:name="T56" style:family="text">
      <style:text-properties style:font-name="Georgia" fo:font-style="normal" officeooo:rsid="00daeef5" style:font-style-asian="normal" style:font-style-complex="normal"/>
    </style:style>
    <style:style style:name="T57" style:family="text">
      <style:text-properties style:font-name="Georgia" fo:font-style="normal" officeooo:rsid="00db05e7" style:font-style-asian="normal" style:font-style-complex="normal"/>
    </style:style>
    <style:style style:name="T58" style:family="text">
      <style:text-properties style:font-name="Georgia" fo:font-style="normal" officeooo:rsid="00dce9f7" style:font-style-asian="normal" style:font-style-complex="normal"/>
    </style:style>
    <style:style style:name="T59" style:family="text">
      <style:text-properties style:font-name="Georgia" fo:font-style="normal" officeooo:rsid="00e59215" style:font-style-asian="normal" style:font-style-complex="normal"/>
    </style:style>
    <style:style style:name="T60" style:family="text">
      <style:text-properties style:font-name="Georgia" fo:font-style="normal" officeooo:rsid="00e6b68f" style:font-style-asian="normal" style:font-style-complex="normal"/>
    </style:style>
    <style:style style:name="T61" style:family="text">
      <style:text-properties style:font-name="Georgia" fo:font-style="normal" officeooo:rsid="00e8aad5" style:font-style-asian="normal" style:font-style-complex="normal"/>
    </style:style>
    <style:style style:name="T62" style:family="text">
      <style:text-properties style:font-name="Georgia" fo:font-style="normal" fo:font-weight="bold" style:font-style-asian="normal" style:font-weight-asian="bold" style:font-style-complex="normal" style:font-weight-complex="bold"/>
    </style:style>
    <style:style style:name="T63" style:family="text">
      <style:text-properties style:font-name="Georgia" officeooo:rsid="01949544"/>
    </style:style>
    <style:style style:name="T64" style:family="text">
      <style:text-properties style:font-name="Georgia" officeooo:rsid="00f1f5ca"/>
    </style:style>
    <style:style style:name="T65" style:family="text">
      <style:text-properties style:font-name="Georgia" officeooo:rsid="01956fc2"/>
    </style:style>
    <style:style style:name="T66" style:family="text">
      <style:text-properties style:font-name="Georgia" officeooo:rsid="01969ca3"/>
    </style:style>
    <style:style style:name="T67" style:family="text">
      <style:text-properties style:font-name="Georgia" officeooo:rsid="00f29d5e"/>
    </style:style>
    <style:style style:name="T68" style:family="text">
      <style:text-properties style:font-name="Georgia" officeooo:rsid="0196e7a9"/>
    </style:style>
    <style:style style:name="T69" style:family="text">
      <style:text-properties style:font-name="Georgia" officeooo:rsid="00f499fe"/>
    </style:style>
    <style:style style:name="T70" style:family="text">
      <style:text-properties style:font-name="Georgia" officeooo:rsid="01988a7a"/>
    </style:style>
    <style:style style:name="T71" style:family="text">
      <style:text-properties style:font-name="Georgia" officeooo:rsid="008e8152"/>
    </style:style>
    <style:style style:name="T72" style:family="text">
      <style:text-properties style:font-name="Georgia" fo:font-weight="normal" officeooo:rsid="0094e16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 the life cycle of a religion and the manifestation of Autochthons</text:p>
      <text:p text:style-name="P1"/>
      <text:p text:style-name="P2"><text:tab/>“...<text:span text:style-name="T63">T</text:span><text:span text:style-name="T1">he unconscious belief of a being uses a tiny portion of that being’s magical potential </text:span><text:span text:style-name="T2">to accomplish their will. Should this magical energy accumulate with the energy of the beliefs of others, it may form </text:span><text:span text:style-name="T64">an alveus and </text:span><text:span text:style-name="T2">a nexus. This nexus, much like the </text:span><text:span text:style-name="T65">Auhrons</text:span><text:span text:style-name="T2"> in Ad Elovii </text:span><text:span text:style-name="T3">or Amon-Sen</text:span><text:span text:style-name="T2">, does not have a </text:span><text:span text:style-name="T66">connection to Mediul or an</text:span><text:span text:style-name="T2"> associated resonance. </text:span><text:span text:style-name="T67">The</text:span><text:span text:style-name="T3"> nexus is inscribed with the ideals of the belief that created it, including the possible inscription of sentience. These personas, </text:span><text:span text:style-name="T68">called </text:span><text:span text:style-name="T72">Autochthons</text:span><text:span text:style-name="T4">, </text:span><text:span text:style-name="T3">are often created because of the belief in a deity, and thus they represent that deity. The existence of the </text:span><text:span text:style-name="T69">alveus </text:span><text:span text:style-name="T3">relies entirely on the continued belief in the deity—should belief wane, less magical energy will go towards the alveus and the </text:span><text:span text:style-name="T70">power of the Autochthon will vanish.</text:span></text:p>
      <text:p text:style-name="P2"><text:span text:style-name="T70"><text:tab/></text:span><text:span text:style-name="T71">In some cases, belief in the god-like powers of a mortal may act in a similar way, </text:span><text:span text:style-name="T4">enhancing the alveus of the mortal to deity-like levels. These mortals are classified as </text:span><text:span text:style-name="T72">Apotheids</text:span><text:span text:style-name="T4">...”</text:span></text:p>
      <text:p text:style-name="P4"/>
      <text:p text:style-name="P3"><text:span text:style-name="T12">M</text:span><text:span text:style-name="T11">ortal beings often create religions involving powerful divine beings. </text:span><text:span text:style-name="T13">In Asfal</text:span><text:span text:style-name="T32">on,</text:span><text:span text:style-name="T13"> </text:span><text:span text:style-name="T14">and in the majority of planes where biology evolved with a Magical fabric, the act of believing in a religion becomes manifest.</text:span></text:p>
      <text:p text:style-name="P5"/>
      <text:p text:style-name="P8"><text:span text:style-name="T33">Beliefs</text:span><text:span text:style-name="T15">, however, do not start as </text:span><text:span text:style-name="T5">real</text:span><text:span text:style-name="T15">. A group of people may begin by building religious beliefs centered on non-</text:span><text:span text:style-name="T16">m</text:span><text:span text:style-name="T15">agical things: storms, ponds, rivers, weather, cities, war, etc. </text:span><text:span text:style-name="T17">Over time, those religious beliefs might take the form of a “controller”: a divine being or spirit that is responsible for some natural </text:span><text:span text:style-name="T18">or societal</text:span><text:span text:style-name="T17"> process. </text:span><text:span text:style-name="T19">The culture may dictate that sacrifices made to this </text:span><text:span text:style-name="T34">controller</text:span><text:span text:style-name="T19"> can return favorable conditions—in this way, the mortal culture is setting up a magical framework to </text:span><text:span text:style-name="T20">stabilize and </text:span><text:span text:style-name="T19">control their environment. </text:span><text:span text:style-name="T20">The religious framework is powered by a positive, </text:span><text:span text:style-name="T23">self-sustaining</text:span><text:span text:style-name="T20"> feedback loop: as the religion begins, the </text:span><text:span text:style-name="T34">controller</text:span><text:span text:style-name="T20"> is not real. As the religion continues, the </text:span><text:span text:style-name="T34">controller</text:span><text:span text:style-name="T20"> is instantiated, but it is too weak to have real effects. </text:span><text:span text:style-name="T21">As the religion matures, the </text:span><text:span text:style-name="T34">controller</text:span><text:span text:style-name="T21"> begins to use its power to act as the religion says it should act. At this point, the sacrifices to the </text:span><text:span text:style-name="T34">controller</text:span><text:span text:style-name="T21"> </text:span><text:span text:style-name="T6">actually do</text:span><text:span text:style-name="T21"> work to influence the </text:span><text:span text:style-name="T34">controller</text:span><text:span text:style-name="T21">, and thus the natural process that the </text:span><text:span text:style-name="T34">controller</text:span><text:span text:style-name="T21"> controls. </text:span><text:span text:style-name="T22">This is also the point where a religion is most dangerous to the society that built it.</text:span><text:span text:style-name="T21"> </text:span><text:span text:style-name="T22">As the religion ages, the actions of the </text:span><text:span text:style-name="T34">controller</text:span><text:span text:style-name="T22"> further affirm the reality of the religion</text:span><text:span text:style-name="T7"> and the necessity of worship</text:span><text:span text:style-name="T22">. If worship ceases, </text:span><text:span text:style-name="T23">the </text:span><text:span text:style-name="T34">controller</text:span><text:span text:style-name="T23"> may grow angry or spiteful and use its power to punish those that abandoned it. </text:span><text:span text:style-name="T24">This anger or spite can come in the form of direct divine intervention or simply a decline in stability and control.</text:span></text:p>
      <text:p text:style-name="P6"/>
      <text:p text:style-name="P9"><text:span text:style-name="T24">R</text:span><text:span text:style-name="T11">eligious belief can exist in two stages: </text:span><text:span text:style-name="T62">immature/fluid</text:span><text:span text:style-name="T11"> and </text:span><text:span text:style-name="T62">mature/rigid</text:span><text:span text:style-name="T11">. </text:span><text:span text:style-name="T35">A young religion or a religion without many believers will often be immature and fluid. Autochthons have been instantiated but are too weak to significantly effect their surroundings or believers (thus, immature/fluid belief systems tend not to have divine continuances). </text:span><text:span text:style-name="T36">In this case, </text:span><text:span text:style-name="T41">A</text:span><text:span text:style-name="T36">utochthons might appear to mortals in visions, dreams, or hazes. They might manifest weakly, for example the “Burning Bush”. </text:span><text:span text:style-name="T37">In this stage, the belief system can continue to organically evolve as it propagates through space and time—</text:span><text:span text:style-name="T38">there is no internal pressure preventing change. The belief system itself is not self-sustaining. </text:span><text:span text:style-name="T39">All religions begin in this way: first, a culture’s oral traditions instantiate a deity. Over time, as people continue to believe in that deity and bestow upon it certain traits, it will manifest in Mediul in the fluid ways described early. It will appear in the minds of believes, cause visions, speak in dreams, etc, but it will not actively bring retribution to those that work or speak against it. </text:span><text:span text:style-name="T49">Immature/fluid belief systems tend to be characterized by </text:span><text:span text:style-name="T8">distant </text:span><text:span text:style-name="T49">and </text:span><text:span text:style-name="T8">local</text:span><text:span text:style-name="T49"> Autochthons.</text:span><text:span text:style-name="T39"> </text:span><text:soft-page-break/><text:span text:style-name="T55">Autochthons in this phase generally don’t have </text:span><text:span text:style-name="T26">their own complex ambitions, </text:span><text:span text:style-name="T25">and their “history” is often written after-the-fact. On the first of these points: Autochthons</text:span><text:span text:style-name="T26"> are not full consciousnesses, they only act as their worshipers say they </text:span><text:span text:style-name="T27">do. </text:span><text:span text:style-name="T55">In the immature phase, Autochthons are generally though to be more distant and less physically active in the affairs of mortals.</text:span><text:span text:style-name="T27"> </text:span><text:span text:style-name="T28">Essentially, a</text:span><text:span text:style-name="T55">n immature</text:span><text:span text:style-name="T28"> deity will never create or carry out a complex plot of its own—though it may commune, encourage, or escalate the behavior of cult followers that align with its domain. </text:span><text:span text:style-name="T29">The second point follows from the first: because a</text:span><text:span text:style-name="T55">n immature</text:span><text:span text:style-name="T29"> deity rarely acts on its own ambitions, the myths and activities of a deity are “believed into being” after they are said to have occurred. For example, in Norse myth Loki is said to have done many things before his capture and binding, where he stays until Ragnarok. This activity is said to have occurred in the distant past, and thus take the form of information, “history”, written onto Loki’s nexus—</text:span><text:span text:style-name="T30">the Autochthon of Loki never actually performed those acts.</text:span><text:span text:style-name="T39"> </text:span><text:span text:style-name="T56">As a belief system continues to grow and expand in its fluid phase, the divinities gain more magic from the system’s believers. Gradually, the Autochthons of a belief system gain the ability to manipulate the landscape of Corilya and act upon the traits given to them.</text:span><text:span text:style-name="T40"> </text:span><text:span text:style-name="T41">At this point, the “reality” of the Autochthon</text:span><text:span text:style-name="T56">s</text:span><text:span text:style-name="T41"> </text:span><text:span text:style-name="T42">exponentially increase </text:span><text:span text:style-name="T43">into the mature/rigid domain.</text:span></text:p>
      <text:p text:style-name="P12"/>
      <text:p text:style-name="P10"><text:span text:style-name="T43">W</text:span><text:span text:style-name="T11">hen a divinity is mature enough to strongly manipulate Corilya, the belief system solidifies and becomes rigid. Societal rituals have direct, repeatable effects that further increase belief in the system. </text:span><text:span text:style-name="T44">Let’s take the preservation of a society’s environment via divine continuance as an example. Early in the life of the belief system, the society might have given ritual sacrifices in the hope of rain or good harvest. Over time, as more and more people believed in these rituals and the Autochthon they called to, that Autochthon could gain the power to actually fulfill the goals of the ritual and bring rain or ensure a good harvest. </text:span><text:span text:style-name="T45">The favorable results beget more consistent and intense ritual and belief, which in turn bring a more stable, controllable environment. </text:span><text:span text:style-name="T46">However, it is at this point that the belief system may become too rigid to allow further development and organic evolution. Should a group shun the creator of their divine continuance </text:span><text:span text:style-name="T47">or even worship incorrectly</text:span><text:span text:style-name="T46">, the very being that brought them stability can cease that practice or actively bring instability and disaster. </text:span><text:span text:style-name="T48">Thus, as a rigid belief system propagates through space and time, change is discouraged or corrected. </text:span><text:span text:style-name="T49">Rigid and mature belief systems tend to be characterized by </text:span><text:span text:style-name="T8">present </text:span><text:span text:style-name="T49">and </text:span><text:span text:style-name="T8">nonlocal</text:span><text:span text:style-name="T49"> Autochthons.</text:span></text:p>
      <text:p text:style-name="P13"/>
      <text:p text:style-name="P11"><text:span text:style-name="T49">N</text:span><text:span text:style-name="T54">ow, when an Autochthon matures it doesn’t mean that it will suddenly appear in the sky and start throwing lightning bolts. </text:span><text:span text:style-name="T50">The belief system grew the Autochthon with a certain set of traits based on observables and outcomes in the </text:span><text:span text:style-name="T9">immature/fluid</text:span><text:span text:style-name="T50"> phase! </text:span><text:span text:style-name="T51">The believers bestowed upon their Autochthon the idea that it tends to appear to rare believers in dreams, visions, etc. Rituals aren’t always successful—Autochthons might be bestowed with traits of fickleness or pettiness. Maybe a deity simply doesn’t feel like carrying out the </text:span><text:span text:style-name="T52">ritual</text:span><text:span text:style-name="T51"> for the specific supplicant. </text:span><text:span text:style-name="T52">Deific communes might be mysterious and cryptic even in maturity because they are </text:span><text:span text:style-name="T10">believed</text:span><text:span text:style-name="T52"> to be mysterious and cryptic. </text:span><text:span text:style-name="T53">Despite these clarifications, the rigid phase does mean that the Autochthon is real and capable of responding more readily. </text:span><text:span text:style-name="T57">Mature Autochthons are more capable of carrying out their own present ambitions </text:span><text:span text:style-name="T58">and creating their own history.</text:span></text:p>
      <text:p text:style-name="P7"/>
      <text:p text:style-name="P14"><text:span text:style-name="T30">T</text:span><text:span text:style-name="T11">he maturation of a religion happens on a generational timescale—</text:span><text:span text:style-name="T31">thus the dangers of societal collapse by divine act grow on that timescale.</text:span></text:p>
      <text:p text:style-name="P14"><text:span text:style-name="T31"/></text:p>
      <text:p text:style-name="P14"><text:span text:style-name="T31"/></text:p>
      <text:p text:style-name="P14"><text:span text:style-name="T31">--</text:span><text:span text:style-name="T59">thoughts:</text:span></text:p>
      <text:p text:style-name="P15"><text:soft-page-break/><text:span text:style-name="T11">A rigid belief system can still organically evolve, but not through the *changing* of roles. More: Yahweh changed roles frequently, from peacetime god to wartime god, etc. Belief in Yahweh and his abilities and domain shifted. In a rigid system, this isn’t likely to <text:s/>happen. Yahweh, once mature, will enforce the ideals inscribed upon his nexus. Thus, Yahweh isn’t likely to change domains after maturation. The belief system can, however, add new deities and shift the importance of old ones. Maybe peacetime Yahweh isn’t as important in a wartime society, and so the people worship Baal instead. Baal, in this case, would take the place of “wartime Yahweh” on Earth. Peacetime Yahweh still exists and still enforces his own worship, however he loses importance and thus falls in power and rank, replaced as the society changed around him. </text:span><text:span text:style-name="T60">Through this method of “shifting”, rigid belief systems can still evolve.</text:span></text:p>
      <text:p text:style-name="P15"><text:span text:style-name="T60"><text:tab/></text:span><text:span text:style-name="T61">A consequence of this: belief systems built on old, rigid foundations have incredible depth! Ancient rites and rituals might survive from long-lost cultural pasts, deities who have long-since lost importance might still lu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3T11:48:00.148084228</meta:creation-date>
    <dc:date>2022-12-12T12:51:32.268345705</dc:date>
    <meta:editing-duration>PT21H53M50S</meta:editing-duration>
    <meta:editing-cycles>159</meta:editing-cycles>
    <meta:generator>LibreOffice/6.4.7.2$Linux_X86_64 LibreOffice_project/40$Build-2</meta:generator>
    <meta:document-statistic meta:table-count="0" meta:image-count="0" meta:object-count="0" meta:page-count="3" meta:paragraph-count="12" meta:word-count="1446" meta:character-count="8906" meta:non-whitespace-character-count="7475"/>
  </office:meta>
</office:document-meta>
</file>